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T1" style:family="text">
      <style:text-properties style:font-name="inherit" fo:font-weight="bold" loext:padding="0cm" loext:border="none"/>
    </style:style>
    <style:style style:name="T2" style:family="text">
      <style:text-properties fo:font-variant="normal" fo:text-transform="none" fo:color="#000000" loext:opacity="100%" style:font-name="Open Sans" fo:font-size="14.3999996185303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ef and Dolls</text:h>
      <text:p text:style-name="Text_20_body"><text:line-break/><text:span text:style-name="T2">Problem</text:span></text:p>
      <text:p text:style-name="P6"> </text:p>
      <text:p text:style-name="P7">Chef is fan of pairs and he likes all things that come in pairs. He even has a doll collection in which the dolls come in pairs. One day while going through his collection he found that there are odd number of dolls. Someone had stolen a doll!!!</text:p>
      <text:p text:style-name="P7">Help chef find which type of doll is missing..</text:p>
      <text:h text:style-name="P2" text:outline-level="3">Input</text:h>
      <text:p text:style-name="P8">The first line contains an integer <text:span text:style-name="T1">T</text:span>, the number of test cases.<text:line-break/>The first line of each test case contains an integer <text:span text:style-name="T1">N</text:span>, the number of dolls.<text:line-break/>The next <text:span text:style-name="T1">N</text:span> lines are the types of dolls that are left.</text:p>
      <text:h text:style-name="P2" text:outline-level="3">Output</text:h>
      <text:p text:style-name="P8">For each test case, display the type of doll that doesn't have a pair, in a new line.</text:p>
      <text:h text:style-name="P2" text:outline-level="3">Constraints</text:h>
      <text:p text:style-name="P8">1&lt;=T&lt;=10<text:line-break/>1&lt;=N&lt;=100000 (10^5)<text:line-break/>0&lt;=type&lt;=100000</text:p>
      <text:h text:style-name="P2" text:outline-level="3">Sample 1:</text:h>
      <text:p text:style-name="P9">Input</text:p>
      <text:p text:style-name="P9">Output</text:p>
      <text:p text:style-name="P3">1</text:p>
      <text:p text:style-name="P4">3</text:p>
      <text:p text:style-name="P4">1 </text:p>
      <text:p text:style-name="P4">2</text:p>
      <text:p text:style-name="P4">1</text:p>
      <text:p text:style-name="P3">2</text:p>
      <text:h text:style-name="P2" text:outline-level="3">Sample 2:</text:h>
      <text:p text:style-name="P9">Input</text:p>
      <text:p text:style-name="P9">Output</text:p>
      <text:p text:style-name="P3">1</text:p>
      <text:p text:style-name="P4">5</text:p>
      <text:p text:style-name="P4">1</text:p>
      <text:p text:style-name="P4">1</text:p>
      <text:p text:style-name="P4">2</text:p>
      <text:p text:style-name="P4">2</text:p>
      <text:p text:style-name="P4">3</text:p>
      <text:p text:style-name="P3">3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20:50:01.156000000</dc:date>
    <meta:editing-duration>PT3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1" meta:word-count="147" meta:character-count="715" meta:non-whitespace-character-count="595"/>
  </office:meta>
</office:document-meta>
</file>